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top"/>
    </style:style>
    <style:style style:name="gr2" style:family="graphic" style:parent-style-name="standard">
      <style:graphic-properties draw:fill="none" draw:textarea-horizontal-align="left" draw:textarea-vertical-align="top"/>
    </style:style>
    <style:style style:name="gr3" style:family="graphic" style:parent-style-name="standard">
      <style:graphic-properties draw:stroke="dash" draw:stroke-dash="Linienstil_20_1" draw:marker-end="" draw:textarea-horizontal-align="center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Linienstil_20_1" draw:fill="solid" draw:fill-color="#ffffff" draw:textarea-horizontal-align="left" draw:textarea-vertical-align="top"/>
    </style:style>
    <style:style style:name="gr6" style:family="graphic" style:parent-style-name="standard">
      <style:graphic-properties draw:stroke="dash" draw:stroke-dash="Linienstil_20_1" draw:marker-start="" draw:marker-end="Linienende_20_1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margin-top="0cm" fo:margin-bottom="0.15cm" fo:text-align="center">
        <style:tab-stops/>
      </style:paragraph-properties>
      <style:text-properties fo:font-size="10pt" style:font-size-asian="10pt" style:font-size-complex="10pt"/>
    </style:style>
    <style:style style:name="P7" style:family="paragraph">
      <style:paragraph-properties fo:text-align="start"/>
    </style:style>
    <style:style style:name="T1" style:family="text">
      <style:text-properties fo:font-family="Arial" style:font-style-name="Standard" style:font-family-generic="swiss" fo:font-size="10pt" style:font-family-asian="Arial" style:font-style-name-asian="Standard" style:font-family-generic-asian="swiss" style:font-size-asian="10pt" style:font-family-complex="Arial" style:font-style-name-complex="Standard" style:font-family-generic-complex="swiss" style:font-size-complex="10pt"/>
    </style:style>
    <style:style style:name="T2" style:family="text">
      <style:text-properties fo:font-family="Arial" style:font-style-name="Standard" style:font-family-generic="swiss" fo:font-size="10pt" fo:font-style="italic" fo:font-weight="bold" style:font-family-asian="Arial" style:font-style-name-asian="Standard" style:font-family-generic-asian="swiss" style:font-size-asian="10pt" style:font-style-asian="italic" style:font-weight-asian="bold" style:font-family-complex="Arial" style:font-style-name-complex="Standard" style:font-family-generic-complex="swiss" style:font-size-complex="10pt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family="Arial" style:font-style-name="Standard" style:font-family-generic="swiss" fo:font-size="10pt" fo:font-weight="bold" style:font-family-asian="Arial" style:font-style-name-asian="Standard" style:font-family-generic-asian="swiss" style:font-size-asian="10pt" style:font-weight-asian="bold" style:font-family-complex="Arial" style:font-style-name-complex="Standard" style:font-family-generic-complex="swiss" style:font-size-complex="10pt" style:font-weight-complex="bold"/>
    </style:style>
    <style:style style:name="T5" style:family="text">
      <style:text-properties fo:font-family="Arial" style:font-style-name="Standard" style:font-family-generic="swiss" style:font-family-asian="Arial" style:font-style-name-asian="Standard" style:font-family-generic-asian="swiss" style:font-family-complex="Arial" style:font-style-name-complex="Standard" style:font-family-generic-complex="swiss"/>
    </style:style>
    <style:style style:name="T6" style:family="text">
      <style:text-properties fo:font-family="Arial" style:font-style-name="Standard" style:font-family-generic="swiss" fo:font-size="10pt" fo:font-style="normal" fo:font-weight="bold" style:font-family-asian="Arial" style:font-style-name-asian="Standard" style:font-family-generic-asian="swiss" style:font-size-asian="10pt" style:font-style-asian="normal" style:font-weight-asian="bold" style:font-family-complex="Arial" style:font-style-name-complex="Standard" style:font-family-generic-complex="swiss" style:font-size-complex="10pt" style:font-style-complex="normal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2" draw:layer="layout" svg:width="5cm" svg:height="4cm" svg:x="3.5cm" svg:y="3cm">
            <text:p text:style-name="P1"><text:span text:style-name="T1">«stereotype»</text:span></text:p>
            <text:p text:style-name="P1"><text:span text:style-name="T1">Class1</text:span></text:p>
          </draw:rect>
          <draw:rect draw:style-name="gr2" draw:text-style-name="P3" draw:layer="layout" svg:width="5cm" svg:height="2.5cm" svg:x="3.5cm" svg:y="4.5cm">
            <text:p text:style-name="P3">-operation1() : void</text:p>
            <text:p text:style-name="P3">#operation2(int,bool):int</text:p>
            <text:p text:style-name="P3">+operation3():int</text:p>
          </draw:rect>
        </draw:g>
      </draw:page>
      <draw:page draw:name="page2" draw:style-name="dp1" draw:master-page-name="Standard">
        <draw:g>
          <draw:rect draw:style-name="gr1" draw:text-style-name="P2" draw:layer="layout" svg:width="8cm" svg:height="2.5cm" svg:x="6.5cm" svg:y="2cm">
            <text:p text:style-name="P1"><text:span text:style-name="T1">«interface»</text:span></text:p>
            <text:p text:style-name="P1"><text:span text:style-name="T2">IDemoInterface</text:span></text:p>
          </draw:rect>
          <draw:rect draw:style-name="gr2" draw:text-style-name="P3" draw:layer="layout" svg:width="8cm" svg:height="1.5cm" svg:x="6.5cm" svg:y="3cm">
            <text:p text:style-name="P3">+<text:span text:style-name="T3">operation1</text:span>() : void</text:p>
            <text:p text:style-name="P3">+<text:span text:style-name="T3">operator</text:span>&lt;(const IDemoInterface &amp;):bool {query}</text:p>
            <text:p text:style-name="P3">+<text:span text:style-name="T3">operation2</text:span>(int,bool):void</text:p>
          </draw:rect>
        </draw:g>
        <draw:g draw:id="id1">
          <draw:rect draw:style-name="gr1" draw:text-style-name="P5" draw:layer="layout" svg:width="6cm" svg:height="2cm" svg:x="3.5cm" svg:y="7.5cm">
            <text:p text:style-name="P4"><text:span text:style-name="T4">IDemoInterface</text:span></text:p>
          </draw:rect>
          <draw:rect draw:style-name="gr2" draw:text-style-name="P3" draw:layer="layout" svg:width="6cm" svg:height="1cm" svg:x="3.5cm" svg:y="8.5cm">
            <text:p text:style-name="P3">+check_structural&lt;Self&gt;(Self) : void</text:p>
            <text:p text:style-name="P3">#~IDemoInterface()</text:p>
            <text:p text:style-name="P3"/>
          </draw:rect>
        </draw:g>
        <draw:connector draw:style-name="gr3" draw:text-style-name="P6" draw:layer="layout" svg:x1="6.5cm" svg:y1="7.5cm" svg:x2="10.75cm" svg:y2="5cm" draw:start-shape="id1" draw:start-glue-point="0" draw:end-shape="id2" draw:end-glue-point="7" svg:d="m6500 7500v-1249h4250v-1251">
          <text:p text:style-name="P6"><text:span text:style-name="T5">«concept_check»</text:span></text:p>
          <text:p text:style-name="P6"><text:span text:style-name="T5"/></text:p>
        </draw:connector>
        <draw:custom-shape draw:style-name="gr4" draw:text-style-name="P1" draw:id="id2" draw:layer="layout" svg:width="0.5cm" svg:height="0.5cm" svg:x="10.5cm" svg:y="4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id="id4">
          <draw:rect draw:style-name="gr1" draw:text-style-name="P2" draw:id="id3" draw:layer="layout" svg:width="8cm" svg:height="3.5cm" svg:x="12.977cm" svg:y="7cm">
            <text:p text:style-name="P1"><text:span text:style-name="T6">IDemoInterfaceProxy</text:span></text:p>
          </draw:rect>
          <draw:rect draw:style-name="gr2" draw:text-style-name="P3" draw:layer="layout" svg:width="8cm" svg:height="2cm" svg:x="12.977cm" svg:y="8.5cm">
            <text:p text:style-name="P3">+<text:span text:style-name="T7">operation1</text:span>() : void</text:p>
            <text:p text:style-name="P3">+<text:span text:style-name="T7">operator&lt;</text:span>(const IDemoInterface &amp;):bool {query}</text:p>
            <text:p text:style-name="P3">+<text:span text:style-name="T7">operation2</text:span>(int,bool):void</text:p>
            <text:p text:style-name="P3">#IDemoInterfaceProxy(T*)</text:p>
          </draw:rect>
          <draw:rect draw:style-name="gr5" draw:text-style-name="P3" draw:layer="layout" svg:width="2cm" svg:height="0.682cm" svg:x="19.5cm" svg:y="6.6cm">
            <text:p text:style-name="P7"><text:span text:style-name="T8">T:class</text:span></text:p>
          </draw:rect>
          <draw:rect draw:style-name="gr2" draw:text-style-name="P3" draw:layer="layout" svg:width="8cm" svg:height="0.5cm" svg:x="12.977cm" svg:y="8cm">
            <text:p text:style-name="P3">-pImpl:T*</text:p>
          </draw:rect>
        </draw:g>
        <draw:connector draw:style-name="gr3" draw:text-style-name="P6" draw:layer="layout" draw:line-skew="0.75cm" svg:x1="16.977cm" svg:y1="7cm" svg:x2="10.75cm" svg:y2="5cm" draw:start-shape="id3" draw:start-glue-point="0" svg:d="m16977 7000v-500h-6227v-1500">
          <text:p text:style-name="P6"><text:span text:style-name="T5">«concept_check»</text:span></text:p>
          <text:p text:style-name="P6"><text:span text:style-name="T5"/></text:p>
        </draw:connector>
        <draw:connector draw:style-name="gr6" draw:text-style-name="P1" draw:layer="layout" svg:x1="12.977cm" svg:y1="8.55cm" svg:x2="9.5cm" svg:y2="8.5cm" draw:start-shape="id4" draw:start-glue-point="3" draw:end-shape="id1" draw:end-glue-point="1" svg:d="m12977 8550h-1738v-50h-17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Linienende_20_1" draw:display-name="Linienende 1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0.508cm" draw:dots2="1" draw:dots2-length="0.508cm" draw:distance="0.508cm"/>
    <draw:stroke-dash draw:name="Linienstil_20_1" draw:display-name="Linienstil 1" draw:style="rect" draw:dots1="1" draw:dots1-length="0.15cm" draw:dots2="1" draw:dots2-length="0.15cm" draw:distance="0.15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ünther Makulik</meta:initial-creator>
    <meta:creation-date>2011-11-02T22:01:29.71</meta:creation-date>
    <dc:date>2011-11-02T22:53:48.04</dc:date>
    <dc:creator>Günther Makulik</dc:creator>
    <meta:editing-duration>PT00H37M03S</meta:editing-duration>
    <meta:editing-cycles>3</meta:editing-cycles>
    <meta:generator>OpenOffice.org/3.2$Win32 OpenOffice.org_project/320m18$Build-9502</meta:generator>
    <meta:document-statistic meta:object-count="18"/>
  </office:meta>
</office:document-meta>
</file>